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8.501cm" table:align="margins"/>
    </style:style>
    <style:style style:name="Tabelle2.A" style:family="table-column">
      <style:table-column-properties style:column-width="3.254cm" style:rel-column-width="11527*"/>
    </style:style>
    <style:style style:name="Tabelle2.B" style:family="table-column">
      <style:table-column-properties style:column-width="4.71cm" style:rel-column-width="16682*"/>
    </style:style>
    <style:style style:name="Tabelle2.C" style:family="table-column">
      <style:table-column-properties style:column-width="5.909cm" style:rel-column-width="20930*"/>
    </style:style>
    <style:style style:name="Tabelle2.D" style:family="table-column">
      <style:table-column-properties style:column-width="4.628cm" style:rel-column-width="16396*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8.501cm" table:align="margins"/>
    </style:style>
    <style:style style:name="Tabelle1.A" style:family="table-column">
      <style:table-column-properties style:column-width="7.117cm" style:rel-column-width="4035*"/>
    </style:style>
    <style:style style:name="Tabelle1.B" style:family="table-column">
      <style:table-column-properties style:column-width="3.863cm" style:rel-column-width="2190*"/>
    </style:style>
    <style:style style:name="Tabelle1.C" style:family="table-column">
      <style:table-column-properties style:column-width="3.704cm" style:rel-column-width="2100*"/>
    </style:style>
    <style:style style:name="Tabelle1.D" style:family="table-column">
      <style:table-column-properties style:column-width="3.817cm" style:rel-column-width="2164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none" fo:border-top="none" fo:border-bottom="0.05pt solid #000000"/>
    </style:style>
    <style:style style:name="Tabel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8.501cm" table:align="margins"/>
    </style:style>
    <style:style style:name="Tabelle3.A" style:family="table-column">
      <style:table-column-properties style:column-width="9.234cm" style:rel-column-width="32708*"/>
    </style:style>
    <style:style style:name="Tabelle3.B" style:family="table-column">
      <style:table-column-properties style:column-width="9.267cm" style:rel-column-width="32827*"/>
    </style:style>
    <style:style style:name="Tabelle3.A1" style:family="table-cell">
      <style:table-cell-properties fo:padding="0.097cm" fo:border="none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text-properties style:font-name="Times New Roman" fo:font-size="14pt" fo:font-weight="bold" officeooo:rsid="00172a61" officeooo:paragraph-rsid="00172a61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172a61" officeooo:paragraph-rsid="00172a61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 style:shadow="none">
        <style:tab-stops>
          <style:tab-stop style:position="5.519cm"/>
          <style:tab-stop style:position="13.739cm"/>
        </style:tab-stops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paragraph-properties>
        <style:tab-stops>
          <style:tab-stop style:position="5.461cm"/>
        </style:tab-stops>
      </style:paragraph-properties>
      <style:text-properties style:font-name="Times New Roman"/>
    </style:style>
    <style:style style:name="P9" style:family="paragraph" style:parent-style-name="Standard">
      <style:paragraph-properties fo:line-height="150%">
        <style:tab-stops>
          <style:tab-stop style:position="5.461cm"/>
          <style:tab-stop style:position="13.721cm"/>
        </style:tab-stops>
      </style:paragraph-properties>
      <style:text-properties style:font-name="Times New Roman"/>
    </style:style>
    <style:style style:name="P10" style:family="paragraph" style:parent-style-name="Standard">
      <style:paragraph-properties fo:line-height="150%">
        <style:tab-stops>
          <style:tab-stop style:position="5.461cm"/>
          <style:tab-stop style:position="13.739cm"/>
        </style:tab-stops>
      </style:paragraph-properties>
      <style:text-properties style:font-name="Times New Roman"/>
    </style:style>
    <style:style style:name="P11" style:family="paragraph" style:parent-style-name="Standard">
      <style:paragraph-properties fo:line-height="150%">
        <style:tab-stops>
          <style:tab-stop style:position="5.461cm"/>
          <style:tab-stop style:position="13.702cm"/>
        </style:tab-stops>
      </style:paragraph-properties>
      <style:text-properties style:font-name="Times New Roman"/>
    </style:style>
    <style:style style:name="P12" style:family="paragraph" style:parent-style-name="Standard">
      <style:paragraph-properties fo:line-height="150%">
        <style:tab-stops>
          <style:tab-stop style:position="5.461cm"/>
          <style:tab-stop style:position="10.772cm"/>
        </style:tab-stops>
      </style:paragraph-properties>
      <style:text-properties style:font-name="Times New Roman"/>
    </style:style>
    <style:style style:name="P13" style:family="paragraph" style:parent-style-name="Standard">
      <style:paragraph-properties fo:line-height="150%">
        <style:tab-stops>
          <style:tab-stop style:position="5.461cm"/>
          <style:tab-stop style:position="10.753cm"/>
        </style:tab-stops>
      </style:paragraph-properties>
      <style:text-properties style:font-name="Times New Roman" officeooo:paragraph-rsid="001f973a"/>
    </style:style>
    <style:style style:name="P14" style:family="paragraph" style:parent-style-name="Standard">
      <style:paragraph-properties fo:line-height="100%">
        <style:tab-stops>
          <style:tab-stop style:position="5.461cm"/>
        </style:tab-stops>
      </style:paragraph-properties>
      <style:text-properties style:font-name="Times New Roman"/>
    </style:style>
    <style:style style:name="P15" style:family="paragraph" style:parent-style-name="Standard"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line-height="150%">
        <style:tab-stops>
          <style:tab-stop style:position="5.461cm"/>
        </style:tab-stops>
      </style:paragraph-properties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2pt" officeooo:paragraph-rsid="00205de0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Times New Roman" fo:font-size="12pt" officeooo:paragraph-rsid="00205de0" style:font-size-asian="12pt" style:font-size-complex="12pt"/>
    </style:style>
    <style:style style:name="P20" style:family="paragraph" style:parent-style-name="Standard">
      <style:paragraph-properties fo:line-height="150%">
        <style:tab-stops>
          <style:tab-stop style:position="5.461cm"/>
        </style:tab-stops>
      </style:paragraph-properties>
      <style:text-properties style:font-name="Times New Roman" fo:font-size="6pt" fo:background-color="transparent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Times New Roman" fo:font-size="14pt" fo:font-weight="bold" officeooo:rsid="00172a61" officeooo:paragraph-rsid="00172a6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background-color="#cccccc">
        <style:tab-stops>
          <style:tab-stop style:position="5.461cm"/>
        </style:tab-stops>
        <style:background-image/>
      </style:paragraph-properties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line-height="150%" fo:background-color="#cccccc">
        <style:tab-stops>
          <style:tab-stop style:position="5.461cm"/>
        </style:tab-stops>
        <style:background-image/>
      </style:paragraph-properties>
      <style:text-properties style:font-name="Times New Roman"/>
    </style:style>
    <style:style style:name="P24" style:family="paragraph" style:parent-style-name="Standard">
      <style:paragraph-properties fo:line-height="100%">
        <style:tab-stops>
          <style:tab-stop style:position="5.461cm"/>
          <style:tab-stop style:position="10.772cm"/>
        </style:tab-stops>
      </style:paragraph-properties>
      <style:text-properties style:font-name="Times New Roman" fo:font-size="12pt" style:font-size-asian="12pt" style:font-size-complex="12pt"/>
    </style:style>
    <style:style style:name="P2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a556f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me" text:name="Name"/>
        <text:user-field-decl office:value-type="string" office:string-value="Strasse" text:name="Strasse"/>
        <text:user-field-decl office:value-type="string" office:string-value="PLZ" text:name="PLZ"/>
        <text:user-field-decl office:value-type="string" office:string-value="Ort" text:name="Ort"/>
        <text:user-field-decl office:value-type="string" office:string-value="Geburtstag" text:name="Geburtstag"/>
        <text:user-field-decl office:value-type="string" office:string-value="Staatsangehoerigkeit" text:name="Staatsangehoerigkeit"/>
        <text:user-field-decl office:value-type="string" office:string-value="Geburtsland" text:name="Geburtsland"/>
        <text:user-field-decl office:value-type="string" office:string-value="PA_NR" text:name="PA_NR"/>
        <text:user-field-decl office:value-type="string" office:string-value="Familienstand" text:name="Familienstand"/>
        <text:user-field-decl office:value-type="string" office:string-value="EhegatteName" text:name="EhegatteName"/>
        <text:user-field-decl office:value-type="string" office:string-value="EhegGeb." text:name="EhegatteGeburtstag"/>
        <text:user-field-decl office:value-type="string" office:string-value="EhegatteStaat" text:name="EhegatteStaat"/>
        <text:user-field-decl office:value-type="string" office:string-value="" text:name="KV_1"/>
        <text:user-field-decl office:value-type="string" office:string-value="" text:name="KN_1"/>
        <text:user-field-decl office:value-type="string" office:string-value=" " text:name="KG_1"/>
        <text:user-field-decl office:value-type="string" office:string-value="" text:name="KV_2"/>
        <text:user-field-decl office:value-type="string" office:string-value="" text:name="KV_3"/>
        <text:user-field-decl office:value-type="string" office:string-value="" text:name="KV_4"/>
        <text:user-field-decl office:value-type="string" office:string-value="" text:name="KV_5"/>
        <text:user-field-decl office:value-type="string" office:string-value="" text:name="KV_6"/>
        <text:user-field-decl office:value-type="string" office:string-value="" text:name="KN_2"/>
        <text:user-field-decl office:value-type="string" office:string-value="" text:name="KN_3"/>
        <text:user-field-decl office:value-type="string" office:string-value="" text:name="KN_4"/>
        <text:user-field-decl office:value-type="string" office:string-value="" text:name="KN_5"/>
        <text:user-field-decl office:value-type="string" office:string-value="" text:name="KN_6"/>
        <text:user-field-decl office:value-type="string" office:string-value=" " text:name="KG_2"/>
        <text:user-field-decl office:value-type="string" office:string-value=" " text:name="KG_3"/>
        <text:user-field-decl office:value-type="string" office:string-value=" " text:name="KG_4"/>
        <text:user-field-decl office:value-type="string" office:string-value=" " text:name="KG_5"/>
        <text:user-field-decl office:value-type="string" office:string-value=" " text:name="KG_6"/>
        <text:user-field-decl office:value-type="string" office:string-value="ALG_I_vom" text:name="ALG_I_vom"/>
        <text:user-field-decl office:value-type="string" office:string-value="ALG_I_bis" text:name="ALG_I_bis"/>
        <text:user-field-decl office:value-type="string" office:string-value="ALG_II_bis" text:name="ALG_II_bis"/>
        <text:user-field-decl office:value-type="string" office:string-value="ALG_II_vom" text:name="ALG_II_vom"/>
        <text:user-field-decl office:value-type="string" office:string-value="Grund_vom" text:name="Grund_vom"/>
        <text:user-field-decl office:value-type="string" office:string-value="Grund_bis" text:name="Grund_bis"/>
        <text:user-field-decl office:value-type="string" office:string-value="Rente_1_vom" text:name="Rente_1_vom"/>
        <text:user-field-decl office:value-type="string" office:string-value="Rente_2_vom" text:name="Rente_2_vom"/>
        <text:user-field-decl office:value-type="string" office:string-value="Wohngeld_vom" text:name="Wohngeld_vom"/>
        <text:user-field-decl office:value-type="string" office:string-value="SonstigeEinkText" text:name="SonstigeEinkText"/>
        <text:user-field-decl office:value-type="string" office:string-value="" text:name="ALG_I_Betrag"/>
        <text:user-field-decl office:value-type="string" office:string-value="" text:name="ALG_II_Betrag"/>
        <text:user-field-decl office:value-type="string" office:string-value="" text:name="Grund_Betrag"/>
        <text:user-field-decl office:value-type="string" office:string-value="" text:name="Rente_1_Betrag"/>
        <text:user-field-decl office:value-type="string" office:string-value="" text:name="Rente_2_Betrag"/>
        <text:user-field-decl office:value-type="string" office:string-value="" text:name="Wohngeld_Betrag"/>
        <text:user-field-decl office:value-type="string" office:string-value="" text:name="Arbeitseinkommen_Betrag"/>
        <text:user-field-decl office:value-type="string" office:string-value="" text:name="Kindergeld_Betrag"/>
        <text:user-field-decl office:value-type="string" office:string-value="" text:name="SonstigeEink_Betrag"/>
        <text:user-field-decl office:value-type="string" office:string-value="Druckdatum" text:name="Druckdatum"/>
        <text:user-field-decl office:value-type="float" office:value="123" text:name="KD_NR"/>
        <text:user-field-decl office:value-type="string" office:string-value="Erfasser" text:name="Erfasser"/>
        <text:user-field-decl office:value-type="string" office:string-value="Gueltigbis" text:name="Gueltig_bis"/>
      </text:user-field-decls>
      <text:p text:style-name="P6">Aufnahme<text:span text:style-name="T4">formular</text:span></text:p>
      <text:p text:style-name="P7"/>
      <text:p text:style-name="P22"><text:span text:style-name="T1">Antragsteller</text:span><text:tab/><text:tab/><text:tab/><text:tab/><text:tab/><text:tab/><text:tab/><text:tab/><text:tab/><text:tab/><text:tab/><text:tab/></text:p>
      <text:p text:style-name="P8"><draw:line text:anchor-type="paragraph" draw:z-index="0" draw:style-name="gr1" draw:text-style-name="P25" svg:x1="5.2cm" svg:y1="0.03cm" svg:x2="5.2cm" svg:y2="5.11cm"><text:p/></draw:line></text:p>
      <text:p text:style-name="P9">Vorname / Nachname<text:tab/><text:placeholder text:placeholder-type="text">&lt;Vorname&gt;</text:placeholder> <text:placeholder text:placeholder-type="text">&lt;Nachname&gt;</text:placeholder><text:tab/></text:p>
      <text:p text:style-name="P10">Adresse<text:tab/><text:placeholder text:placeholder-type="text">&lt;Strasse&gt;</text:placeholder></text:p>
      <text:p text:style-name="P11">Postleitzahl / Ort<text:tab/><text:placeholder text:placeholder-type="text">&lt;PLZ&gt;</text:placeholder> <text:placeholder text:placeholder-type="text">&lt;Ort&gt;</text:placeholder></text:p>
      <text:p text:style-name="P12"><draw:line text:anchor-type="paragraph" draw:z-index="1" draw:style-name="gr1" draw:text-style-name="P25" svg:x1="5.2cm" svg:y1="-0.109cm" svg:x2="18.399cm" svg:y2="-0.109cm"><text:p/></draw:line>Geburtstag<text:tab/><text:placeholder text:placeholder-type="text">&lt;Geburtstag&gt;</text:placeholder></text:p>
      <text:p text:style-name="P13">Geburtsland / Staatsangeh.<text:tab/><text:placeholder text:placeholder-type="text">&lt;Geburtsland&gt;</text:placeholder><text:tab/><text:placeholder text:placeholder-type="text">&lt;Staatsangehoerigkeit&gt;</text:placeholder><text:tab/></text:p>
      <text:p text:style-name="P14">Familienstand<text:tab/><text:placeholder text:placeholder-type="text">&lt;Familienstand&gt;</text:placeholder><text:line-break/></text:p>
      <text:p text:style-name="P23"><text:span text:style-name="T2">Ehegatte / Partner</text:span><text:span text:style-name="T3"><text:tab/><text:tab/><text:tab/><text:tab/><text:tab/><text:tab/><text:tab/><text:tab/><text:tab/><text:tab/><text:tab/><text:tab/></text:span></text:p>
      <text:p text:style-name="P17"><draw:line text:anchor-type="paragraph" draw:z-index="2" draw:style-name="gr1" draw:text-style-name="P25" svg:x1="5.2cm" svg:y1="-0.284cm" svg:x2="5.2cm" svg:y2="1.166cm"><text:p/></draw:line>Vorname / Nachname<text:tab/><text:placeholder text:placeholder-type="text">&lt;Vorname_Partner&gt;</text:placeholder> <text:placeholder text:placeholder-type="text">&lt;Nachname_Partner&gt;</text:placeholder></text:p>
      <text:p text:style-name="P24">Geburtstag / Staatsangeh.<text:tab/><text:placeholder text:placeholder-type="text">&lt;Geburtstag_Partner&gt;</text:placeholder><text:tab/><text:placeholder text:placeholder-type="text">&lt;Staatsangehoerigkeit_Partner&gt;</text:placeholder><text:line-break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2">Kinder</text:p>
          </table:table-cell>
          <table:table-cell table:style-name="Tabelle2.A1" office:value-type="string">
            <text:p text:style-name="P2">Vorname</text:p>
          </table:table-cell>
          <table:table-cell table:style-name="Tabelle2.A1" office:value-type="string">
            <text:p text:style-name="P2">Nachname</text:p>
          </table:table-cell>
          <table:table-cell table:style-name="Tabelle2.D1" office:value-type="string">
            <text:p text:style-name="P2">Geburtstag</text:p>
          </table:table-cell>
        </table:table-row>
        <table:table-row>
          <table:table-cell table:style-name="Tabelle2.A7" office:value-type="string">
            <text:p text:style-name="P1"><text:placeholder text:placeholder-type="text">&lt;Kind_Index_1&gt;</text:placeholder></text:p>
          </table:table-cell>
          <table:table-cell table:style-name="Tabelle2.B2" office:value-type="string">
            <text:p text:style-name="P1"><text:placeholder text:placeholder-type="text">&lt;Kind_Vorname_1&gt;</text:placeholder></text:p>
          </table:table-cell>
          <table:table-cell table:style-name="Tabelle2.C2" office:value-type="string">
            <text:p text:style-name="P1"><text:placeholder text:placeholder-type="text">&lt;Kind_Nachname_1&gt;</text:placeholder></text:p>
          </table:table-cell>
          <table:table-cell table:style-name="Tabelle2.D2" office:value-type="string">
            <text:p text:style-name="P1"><text:placeholder text:placeholder-type="text">&lt;Kind_Geburtstag_1&gt;</text:placeholder></text:p>
          </table:table-cell>
        </table:table-row>
        <table:table-row>
          <table:table-cell table:style-name="Tabelle2.A7" office:value-type="string">
            <text:p text:style-name="P1"><text:placeholder text:placeholder-type="text">&lt;Kind_Index_2&gt;</text:placeholder></text:p>
          </table:table-cell>
          <table:table-cell table:style-name="Tabelle2.B3" office:value-type="string">
            <text:p text:style-name="P1"><text:placeholder text:placeholder-type="text">&lt;Kind_Vorname_2&gt;</text:placeholder></text:p>
          </table:table-cell>
          <table:table-cell table:style-name="Tabelle2.C3" office:value-type="string">
            <text:p text:style-name="P1"><text:placeholder text:placeholder-type="text">&lt;Kind_Nachname_2&gt;</text:placeholder></text:p>
          </table:table-cell>
          <table:table-cell table:style-name="Tabelle2.D3" office:value-type="string">
            <text:p text:style-name="P1"><text:placeholder text:placeholder-type="text">&lt;Kind_Geburtstag_2&gt;</text:placeholder></text:p>
          </table:table-cell>
        </table:table-row>
        <table:table-row>
          <table:table-cell table:style-name="Tabelle2.A7" office:value-type="string">
            <text:p text:style-name="P1"><text:placeholder text:placeholder-type="text">&lt;Kind_Index_3&gt;</text:placeholder></text:p>
          </table:table-cell>
          <table:table-cell table:style-name="Tabelle2.B4" office:value-type="string">
            <text:p text:style-name="P1"><text:placeholder text:placeholder-type="text">&lt;Kind_Vorname_3&gt;</text:placeholder></text:p>
          </table:table-cell>
          <table:table-cell table:style-name="Tabelle2.C4" office:value-type="string">
            <text:p text:style-name="P1"><text:placeholder text:placeholder-type="text">&lt;Kind_Nachname_3&gt;</text:placeholder></text:p>
          </table:table-cell>
          <table:table-cell table:style-name="Tabelle2.D4" office:value-type="string">
            <text:p text:style-name="P1"><text:placeholder text:placeholder-type="text">&lt;Kind_Geburtstag_3&gt;</text:placeholder></text:p>
          </table:table-cell>
        </table:table-row>
        <table:table-row>
          <table:table-cell table:style-name="Tabelle2.A7" office:value-type="string">
            <text:p text:style-name="P1"><text:placeholder text:placeholder-type="text">&lt;Kind_Index_4&gt;</text:placeholder></text:p>
          </table:table-cell>
          <table:table-cell table:style-name="Tabelle2.B5" office:value-type="string">
            <text:p text:style-name="P1"><text:placeholder text:placeholder-type="text">&lt;Kind_Vorname_4&gt;</text:placeholder></text:p>
          </table:table-cell>
          <table:table-cell table:style-name="Tabelle2.C5" office:value-type="string">
            <text:p text:style-name="P1"><text:placeholder text:placeholder-type="text">&lt;Kind_Nachname_4&gt;</text:placeholder></text:p>
          </table:table-cell>
          <table:table-cell table:style-name="Tabelle2.D5" office:value-type="string">
            <text:p text:style-name="P1"><text:placeholder text:placeholder-type="text">&lt;Kind_Geburtstag_4&gt;</text:placeholder></text:p>
          </table:table-cell>
        </table:table-row>
        <table:table-row>
          <table:table-cell table:style-name="Tabelle2.A7" office:value-type="string">
            <text:p text:style-name="P1"><text:placeholder text:placeholder-type="text">&lt;Kind_Index_5&gt;</text:placeholder></text:p>
          </table:table-cell>
          <table:table-cell table:style-name="Tabelle2.B6" office:value-type="string">
            <text:p text:style-name="P1"><text:placeholder text:placeholder-type="text">&lt;Kind_Vorname_5&gt;</text:placeholder></text:p>
          </table:table-cell>
          <table:table-cell table:style-name="Tabelle2.C6" office:value-type="string">
            <text:p text:style-name="P1"><text:placeholder text:placeholder-type="text">&lt;Kind_Nachname_5&gt;</text:placeholder></text:p>
          </table:table-cell>
          <table:table-cell table:style-name="Tabelle2.D6" office:value-type="string">
            <text:p text:style-name="P1"><text:placeholder text:placeholder-type="text">&lt;Kind_Geburtstag_5&gt;</text:placeholder></text:p>
          </table:table-cell>
        </table:table-row>
        <table:table-row>
          <table:table-cell table:style-name="Tabelle2.A7" office:value-type="string">
            <text:p text:style-name="P1"><text:placeholder text:placeholder-type="text">&lt;Kind_Index_6&gt;</text:placeholder></text:p>
          </table:table-cell>
          <table:table-cell table:style-name="Tabelle2.B7" office:value-type="string">
            <text:p text:style-name="P1"><text:placeholder text:placeholder-type="text">&lt;Kind_Vorname_6&gt;</text:placeholder></text:p>
          </table:table-cell>
          <table:table-cell table:style-name="Tabelle2.C7" office:value-type="string">
            <text:p text:style-name="P1"><text:placeholder text:placeholder-type="text">&lt;Kind_Nachname_6&gt;</text:placeholder></text:p>
          </table:table-cell>
          <table:table-cell table:style-name="Tabelle2.D7" office:value-type="string">
            <text:p text:style-name="P1"><text:placeholder text:placeholder-type="text">&lt;Kind_Geburtstag_6&gt;</text:placeholder></text:p>
          </table:table-cell>
        </table:table-row>
      </table:table>
      <text:p text:style-name="P20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1">Einkünfte</text:p>
          </table:table-cell>
          <table:table-cell table:style-name="Tabelle1.A1" office:value-type="string">
            <text:p text:style-name="P2">Bescheid vom</text:p>
          </table:table-cell>
          <table:table-cell table:style-name="Tabelle1.A1" office:value-type="string">
            <text:p text:style-name="P3">Bewilligt bis</text:p>
          </table:table-cell>
          <table:table-cell table:style-name="Tabelle1.D1" office:value-type="string">
            <text:p text:style-name="P3">Höhe monatlich</text:p>
          </table:table-cell>
        </table:table-row>
        <table:table-row>
          <table:table-cell table:style-name="Tabelle1.A2" office:value-type="string">
            <text:p text:style-name="P16"><text:placeholder text:placeholder-type="text">&lt;Einkunft_1&gt;</text:placeholder></text:p>
          </table:table-cell>
          <table:table-cell table:style-name="Tabelle1.B2" office:value-type="string">
            <text:p text:style-name="P4"><text:placeholder text:placeholder-type="text">&lt;Bescheid_1&gt;</text:placeholder></text:p>
          </table:table-cell>
          <table:table-cell table:style-name="Tabelle1.C2" office:value-type="string">
            <text:p text:style-name="P5"><text:placeholder text:placeholder-type="text">&lt;Bewilligt_1&gt;</text:placeholder></text:p>
          </table:table-cell>
          <table:table-cell table:style-name="Tabelle1.D2" office:value-type="string">
            <text:p text:style-name="P5"><text:placeholder text:placeholder-type="text">&lt;Hoehe_1&gt;</text:placeholder></text:p>
          </table:table-cell>
        </table:table-row>
        <table:table-row>
          <table:table-cell table:style-name="Tabelle1.A8" office:value-type="string">
            <text:p text:style-name="P4"><text:placeholder text:placeholder-type="text">&lt;Einkunft_2&gt;</text:placeholder></text:p>
          </table:table-cell>
          <table:table-cell table:style-name="Tabelle1.B3" office:value-type="string">
            <text:p text:style-name="P4"><text:placeholder text:placeholder-type="text">&lt;Bescheid_2&gt;</text:placeholder></text:p>
          </table:table-cell>
          <table:table-cell table:style-name="Tabelle1.C3" office:value-type="string">
            <text:p text:style-name="P4"><text:placeholder text:placeholder-type="text">&lt;Bewilligt_2&gt;</text:placeholder></text:p>
          </table:table-cell>
          <table:table-cell table:style-name="Tabelle1.D3" office:value-type="string">
            <text:p text:style-name="P5"><text:placeholder text:placeholder-type="text">&lt;Hoehe_2&gt;</text:placeholder></text:p>
          </table:table-cell>
        </table:table-row>
        <table:table-row>
          <table:table-cell table:style-name="Tabelle1.A8" office:value-type="string">
            <text:p text:style-name="P4"><text:placeholder text:placeholder-type="text">&lt;Einkunft_3&gt;</text:placeholder></text:p>
          </table:table-cell>
          <table:table-cell table:style-name="Tabelle1.B4" office:value-type="string">
            <text:p text:style-name="P4"><text:placeholder text:placeholder-type="text">&lt;Bescheid_3&gt;</text:placeholder></text:p>
          </table:table-cell>
          <table:table-cell table:style-name="Tabelle1.C4" office:value-type="string">
            <text:p text:style-name="P4"><text:placeholder text:placeholder-type="text">&lt;Bewilligt_3&gt;</text:placeholder></text:p>
          </table:table-cell>
          <table:table-cell table:style-name="Tabelle1.D4" office:value-type="string">
            <text:p text:style-name="P5"><text:placeholder text:placeholder-type="text">&lt;Hoehe_3&gt;</text:placeholder></text:p>
          </table:table-cell>
        </table:table-row>
        <table:table-row>
          <table:table-cell table:style-name="Tabelle1.A8" office:value-type="string">
            <text:p text:style-name="P4"><text:placeholder text:placeholder-type="text">&lt;Einkunft_4&gt;</text:placeholder></text:p>
          </table:table-cell>
          <table:table-cell table:style-name="Tabelle1.B5" office:value-type="string">
            <text:p text:style-name="P4"><text:placeholder text:placeholder-type="text">&lt;Bescheid_4&gt;</text:placeholder></text:p>
          </table:table-cell>
          <table:table-cell table:style-name="Tabelle1.C5" office:value-type="string">
            <text:p text:style-name="P4"><text:placeholder text:placeholder-type="text">&lt;Bewilligt_4&gt;</text:placeholder></text:p>
          </table:table-cell>
          <table:table-cell table:style-name="Tabelle1.D5" office:value-type="string">
            <text:p text:style-name="P5"><text:placeholder text:placeholder-type="text">&lt;Hoehe_4&gt;</text:placeholder></text:p>
          </table:table-cell>
        </table:table-row>
        <table:table-row>
          <table:table-cell table:style-name="Tabelle1.A8" office:value-type="string">
            <text:p text:style-name="P4"><text:placeholder text:placeholder-type="text">&lt;Einkunft_5&gt;</text:placeholder></text:p>
          </table:table-cell>
          <table:table-cell table:style-name="Tabelle1.B6" office:value-type="string">
            <text:p text:style-name="P4"><text:placeholder text:placeholder-type="text">&lt;Bescheid_5&gt;</text:placeholder></text:p>
          </table:table-cell>
          <table:table-cell table:style-name="Tabelle1.C6" office:value-type="string">
            <text:p text:style-name="P4"><text:placeholder text:placeholder-type="text">&lt;Bewilligt_5&gt;</text:placeholder></text:p>
          </table:table-cell>
          <table:table-cell table:style-name="Tabelle1.D6" office:value-type="string">
            <text:p text:style-name="P5"><text:placeholder text:placeholder-type="text">&lt;Hoehe_5&gt;</text:placeholder></text:p>
          </table:table-cell>
        </table:table-row>
        <table:table-row>
          <table:table-cell table:style-name="Tabelle1.A8" office:value-type="string">
            <text:p text:style-name="P4"><text:placeholder text:placeholder-type="text">&lt;Einkunft_6&gt;</text:placeholder></text:p>
          </table:table-cell>
          <table:table-cell table:style-name="Tabelle1.B7" office:value-type="string">
            <text:p text:style-name="P4"><text:placeholder text:placeholder-type="text">&lt;Bescheid_6&gt;</text:placeholder></text:p>
          </table:table-cell>
          <table:table-cell table:style-name="Tabelle1.C7" office:value-type="string">
            <text:p text:style-name="P4"><text:placeholder text:placeholder-type="text">&lt;Bewilligt_6&gt;</text:placeholder></text:p>
          </table:table-cell>
          <table:table-cell table:style-name="Tabelle1.D7" office:value-type="string">
            <text:p text:style-name="P5"><text:placeholder text:placeholder-type="text">&lt;Hoehe_6&gt;</text:placeholder></text:p>
          </table:table-cell>
        </table:table-row>
        <table:table-row>
          <table:table-cell table:style-name="Tabelle1.A8" office:value-type="string">
            <text:p text:style-name="P4"><text:placeholder text:placeholder-type="text">&lt;Einkunft_7&gt;</text:placeholder></text:p>
          </table:table-cell>
          <table:table-cell table:style-name="Tabelle1.B8" office:value-type="string">
            <text:p text:style-name="P4"><text:placeholder text:placeholder-type="text">&lt;Bescheid_7&gt;</text:placeholder></text:p>
          </table:table-cell>
          <table:table-cell table:style-name="Tabelle1.C8" office:value-type="string">
            <text:p text:style-name="P4"><text:placeholder text:placeholder-type="text">&lt;Bewilligt_7&gt;</text:placeholder></text:p>
          </table:table-cell>
          <table:table-cell table:style-name="Tabelle1.D8" office:value-type="string">
            <text:p text:style-name="P5"><text:placeholder text:placeholder-type="text">&lt;Hoehe_7&gt;</text:placeholder></text:p>
          </table:table-cell>
        </table:table-row>
        <table:table-row>
          <table:table-cell table:style-name="Tabelle1.A9" office:value-type="string">
            <text:p text:style-name="P4"><text:placeholder text:placeholder-type="text">&lt;Einkunft_8&gt;</text:placeholder></text:p>
          </table:table-cell>
          <table:table-cell table:style-name="Tabelle1.B9" office:value-type="string">
            <text:p text:style-name="P4"><text:placeholder text:placeholder-type="text">&lt;Bescheid_8&gt;</text:placeholder></text:p>
          </table:table-cell>
          <table:table-cell table:style-name="Tabelle1.C9" office:value-type="string">
            <text:p text:style-name="P4"><text:placeholder text:placeholder-type="text">&lt;Bewilligt_8&gt;</text:placeholder></text:p>
          </table:table-cell>
          <table:table-cell table:style-name="Tabelle1.D9" office:value-type="string">
            <text:p text:style-name="P5"><text:placeholder text:placeholder-type="text">&lt;Hoehe_8&gt;</text:placeholder></text:p>
          </table:table-cell>
        </table:table-row>
      </table:table>
      <text:p text:style-name="P16"><text:tab/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8">Königsbrunn, den:<text:tab/> <text:placeholder text:placeholder-type="text">&lt;Datum&gt;</text:placeholder></text:p>
          </table:table-cell>
          <table:table-cell table:style-name="Tabelle3.A1" office:value-type="string">
            <text:p text:style-name="P18"><text:span text:style-name="T1">Ausweis-Nr:</text:span><text:span text:style-name="T5"> </text:span><text:span text:style-name="T5"><text:placeholder text:placeholder-type="text">&lt;KNR&gt;</text:placeholder></text:span></text:p>
          </table:table-cell>
        </table:table-row>
        <table:table-row>
          <table:table-cell table:style-name="Tabelle3.A1" office:value-type="string">
            <text:p text:style-name="P19">Aufgenommen durch: <text:placeholder text:placeholder-type="text">&lt;Erfasser&gt;</text:placeholder><text:tab/></text:p>
          </table:table-cell>
          <table:table-cell table:style-name="Tabelle3.A1" office:value-type="string">
            <text:p text:style-name="P19"><text:span text:style-name="T1">gültig bis:<text:tab/></text:span><text:span text:style-name="T1"><text:placeholder text:placeholder-type="text">&lt;Gueltigkeitsende&gt;</text:placeholder></text:span></text:p>
          </table:table-cell>
        </table:table-row>
      </table:table>
      <text:p text:style-name="P16"/>
      <text:p text:style-name="P16"/>
      <text:p text:style-name="P15">Unterschrift Antragsteller: <text:tab/>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aramond" svg:font-family="Garamond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aramond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6cm" fo:margin-left="1.499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42:53.29</meta:creation-date>
    <meta:editing-duration>PT36M13S</meta:editing-duration>
    <meta:editing-cycles>16</meta:editing-cycles>
    <meta:generator>LibreOffice/4.0.4.2$Windows_x86 LibreOffice_project/9e9821abd0ffdbc09cd8c52eaa574fa09eb08f2</meta:generator>
    <dc:date>2013-07-02T16:44:36.61</dc:date>
    <meta:document-statistic meta:table-count="3" meta:image-count="0" meta:object-count="0" meta:page-count="1" meta:paragraph-count="81" meta:word-count="117" meta:character-count="1440" meta:non-whitespace-character-count="1371"/>
    <meta:user-defined meta:name="Info 1"/>
    <meta:user-defined meta:name="Info 2"/>
    <meta:user-defined meta:name="Info 3"/>
    <meta:user-defined meta:name="Info 4"/>
  </office:meta>
</office:document-meta>
</file>